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paragraph-properties fo:margin-top="0in" fo:margin-bottom="0.0972in" style:contextual-spacing="false" fo:line-height="115%"/>
    </style:style>
    <style:style style:name="P2" style:family="paragraph" style:parent-style-name="Horizontal_20_Line">
      <style:paragraph-properties fo:margin-top="0in" fo:margin-bottom="0.0972in" style:contextual-spacing="false" fo:line-height="115%"/>
    </style:style>
    <style:style style:name="P3" style:family="paragraph" style:parent-style-name="Heading_20_2">
      <style:paragraph-properties fo:margin-top="0in" fo:margin-bottom="0.0972in" style:contextual-spacing="false" fo:line-height="115%"/>
    </style:style>
    <style:style style:name="P4" style:family="paragraph" style:parent-style-name="Text_20_body">
      <style:text-properties officeooo:rsid="001f454a" officeooo:paragraph-rsid="001f454a"/>
    </style:style>
    <style:style style:name="T1" style:family="text">
      <style:text-properties officeooo:rsid="00217e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1. Understand VLSI Basics :</text:span></text:h>
      <text:h text:style-name="P1" text:outline-level="3"><text:span text:style-name="Strong_20_Emphasis">Digital Logic Design:</text:span></text:h>
      <text:p text:style-name="Text_20_body">Learn about logic gates, flip-flops, counters, registers, and finite state machines (FSM).</text:p>
      <text:h text:style-name="P1" text:outline-level="3"><text:span text:style-name="Strong_20_Emphasis">VLSI Design Process:</text:span></text:h>
      <text:p text:style-name="Text_20_body">Understand the overall flow of VLSI design: RTL design, synthesis, placement, and routing.</text:p>
      <text:h text:style-name="P1" text:outline-level="3"><text:span text:style-name="Strong_20_Emphasis">Verification Fundamentals:</text:span></text:h>
      <text:p text:style-name="Text_20_body">Understand the importance of verification in VLSI to ensure the design works as intended before manufacturing.</text:p>
      <text:p text:style-name="P2"/>
      <text:h text:style-name="P3" text:outline-level="2"><text:span text:style-name="Strong_20_Emphasis">2. Learn Key Skills :</text:span></text:h>
      <text:h text:style-name="P1" text:outline-level="3"><text:span text:style-name="Strong_20_Emphasis">Hardware Description Languages (HDL):</text:span></text:h>
      <text:p text:style-name="Text_20_body">Verilog and SystemVerilog for RTL design.<text:line-break/>Learn to write testbenches and simulate designs.</text:p>
      <text:h text:style-name="P1" text:outline-level="3"><text:span text:style-name="Strong_20_Emphasis">Verification Methodology:</text:span></text:h>
      <text:p text:style-name="Text_20_body">Learn about UVM (Universal Verification Methodology), a standardized method to verify designs efficiently.</text:p>
      <text:h text:style-name="P1" text:outline-level="3"><text:span text:style-name="Strong_20_Emphasis">Simulation &amp; Debugging:</text:span></text:h>
      <text:p text:style-name="Text_20_body">Master simulation tools like ModelSim, QuestaSim, or Cadence Xcelium.<text:line-break/>Learn to debug designs and understand errors that may arise.</text:p>
      <text:p text:style-name="P2"/>
      <text:h text:style-name="P3" text:outline-level="2"><text:span text:style-name="Strong_20_Emphasis">3. Learn Tools &amp; Software</text:span></text:h>
      <text:h text:style-name="P1" text:outline-level="3"><text:span text:style-name="Strong_20_Emphasis">Simulation Tools:</text:span></text:h>
      <text:p text:style-name="Text_20_body">Learn tools like ModelSim or QuestaSim for simulating and debugging Verilog/SystemVerilog code.</text:p>
      <text:h text:style-name="P1" text:outline-level="3"><text:span text:style-name="Strong_20_Emphasis">Verification Tools:</text:span></text:h>
      <text:p text:style-name="Text_20_body">Master Cadence Xcelium and Mentor Graphics for verification.</text:p>
      <text:h text:style-name="P1" text:outline-level="3"><text:span text:style-name="Strong_20_Emphasis">UVM &amp; Testbenches:</text:span></text:h>
      <text:p text:style-name="Text_20_body">Learn to write reusable, scalable testbenches using UVM to automate the verification process.</text:p>
      <text:p text:style-name="P2"/>
      <text:h text:style-name="P3" text:outline-level="2"><text:soft-page-break/><text:span text:style-name="Strong_20_Emphasis">4. Master Advanced Concepts :</text:span></text:h>
      <text:h text:style-name="P1" text:outline-level="3"><text:span text:style-name="Strong_20_Emphasis">Functional Coverage:</text:span></text:h>
      <text:p text:style-name="Text_20_body">Understand functional coverage and how to ensure that all parts of the design are tested.</text:p>
      <text:h text:style-name="P1" text:outline-level="3"><text:span text:style-name="Strong_20_Emphasis">Formal Verification:</text:span></text:h>
      <text:p text:style-name="Text_20_body">Learn about formal verification methods for ensuring correctness without needing to run simulations.</text:p>
      <text:h text:style-name="P1" text:outline-level="3"><text:span text:style-name="Strong_20_Emphasis">Low Power &amp; High-Speed Verification:</text:span></text:h>
      <text:p text:style-name="Text_20_body">Study verification techniques specific to low power and high-speed designs, which are common in modern VLSI.</text:p>
      <text:p text:style-name="P2"/>
      <text:h text:style-name="Heading_20_2" text:outline-level="2"><text:span text:style-name="Strong_20_Emphasis">5. Work on Projects</text:span></text:h>
      <text:h text:style-name="P1" text:outline-level="3"><text:span text:style-name="Strong_20_Emphasis">Mini Projects:</text:span></text:h>
      <text:p text:style-name="Text_20_body">Design simple modules like an ALU, 4-bit adder, or traffic light controller, and verify them.</text:p>
      <text:h text:style-name="P1" text:outline-level="3"><text:span text:style-name="Strong_20_Emphasis">Capstone Projects:</text:span></text:h>
      <text:p text:style-name="Text_20_body">Work on more complex verification projects, like verifying a processor or a memory controller using UVM.</text:p>
      <text:h text:style-name="P1" text:outline-level="3"><text:span text:style-name="Strong_20_Emphasis">GitHub:</text:span></text:h>
      <text:p text:style-name="Text_20_body">Upload your projects on GitHub to build a portfolio that shows your practical experience.</text:p>
      <text:p text:style-name="P2"/>
      <text:h text:style-name="P3" text:outline-level="2"><text:span text:style-name="Strong_20_Emphasis">6. Certifications &amp; Courses</text:span></text:h>
      <text:h text:style-name="P1" text:outline-level="3"><text:span text:style-name="Strong_20_Emphasis">Specialized Training:</text:span></text:h>
      <text:p text:style-name="Text_20_body">Enroll in a VLSI Bootcamp to learn industry-standard verification methodologies and tools.</text:p>
      <text:h text:style-name="P1" text:outline-level="3"><text:span text:style-name="Strong_20_Emphasis">Certification:</text:span></text:h>
      <text:p text:style-name="Text_20_body">Explore certifications in UVM, SystemVerilog, and Cadence or Mentor Graphics tools.</text:p>
      <text:h text:style-name="P1" text:outline-level="3"><text:span text:style-name="Strong_20_Emphasis">Online Learning Platforms:</text:span></text:h>
      <text:p text:style-name="Text_20_body">Take VLSI verification courses from platforms like Udemy, Coursera, or edX to deepen your understanding of verification techniques.</text:p>
      <text:p text:style-name="P2"/>
      <text:h text:style-name="P3" text:outline-level="2"><text:soft-page-break/><text:span text:style-name="Strong_20_Emphasis">7. Networking &amp; Resources</text:span></text:h>
      <text:h text:style-name="P1" text:outline-level="3"><text:span text:style-name="Strong_20_Emphasis">Join Webinars &amp; Conferences:</text:span></text:h>
      <text:p text:style-name="Text_20_body">Attend VLSI-specific webinars and conferences to stay up-to-date with the latest in verification technology.</text:p>
      <text:h text:style-name="P1" text:outline-level="3"><text:span text:style-name="Strong_20_Emphasis">Follow Communities:</text:span></text:h>
      <text:p text:style-name="Text_20_body">Follow VLSI verification communities and forums on platforms like LinkedIn and Reddit.</text:p>
      <text:h text:style-name="P1" text:outline-level="3"><text:span text:style-name="Strong_20_Emphasis">Find a Mentor:</text:span></text:h>
      <text:p text:style-name="Text_20_body">Connect with professionals in the field to get insights and advice on how to succeed in VLSI verification.</text:p>
      <text:p text:style-name="P2"/>
      <text:h text:style-name="P3" text:outline-level="2"><text:span text:style-name="Strong_20_Emphasis">8. Prepare for Interviews</text:span></text:h>
      <text:h text:style-name="P1" text:outline-level="3"><text:span text:style-name="Strong_20_Emphasis">Technical Rounds:</text:span></text:h>
      <text:p text:style-name="Text_20_body">Prepare for interview rounds focused on HDL coding, UVM, and design verification concepts.</text:p>
      <text:h text:style-name="P1" text:outline-level="3"><text:span text:style-name="Strong_20_Emphasis">Practice Problem-Solving:</text:span></text:h>
      <text:p text:style-name="Text_20_body">Work on solving complex digital design problems and verification scenarios.</text:p>
      <text:h text:style-name="P1" text:outline-level="3"><text:span text:style-name="Strong_20_Emphasis">Tools Knowledge:</text:span></text:h>
      <text:p text:style-name="Text_20_body">Be well-versed with the tools used in industry like ModelSim, Xcelium, and Cadence.</text:p>
      <text:p text:style-name="Text_20_body"/>
      <text:p text:style-name="P4"><text:span text:style-name="T1">@</text:span>vlsigoldchip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5T17:27:57.455862135</meta:creation-date>
    <dc:date>2026-04-15T18:25:04.095516913</dc:date>
    <meta:editing-duration>PT46M48S</meta:editing-duration>
    <meta:editing-cycles>3</meta:editing-cycles>
    <meta:generator>LibreOffice/25.8.6.2$Linux_X86_64 LibreOffice_project/580$Build-2</meta:generator>
    <meta:document-statistic meta:table-count="0" meta:image-count="0" meta:object-count="0" meta:page-count="3" meta:paragraph-count="57" meta:word-count="425" meta:character-count="3012" meta:non-whitespace-character-count="2644"/>
  </office:meta>
</office:document-meta>
</file>